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ce d'utilisation :</text:p>
      <text:p text:style-name="P2"/>
      <text:p text:style-name="P2">1 Descriptif général des classes</text:p>
      <text:p text:style-name="P2"/>
      <text:p text:style-name="P2">Cette bibliothèque comporte les classes suivantes :</text:p>
      <text:p text:style-name="P2"/>
      <text:p text:style-name="P4">Data.java</text:p>
      <text:p text:style-name="P4">Settings.java</text:p>
      <text:p text:style-name="P3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3">Ces six classes comportent des méthodes publiques et permettent d'effectuer l'analyse statistique d'un flux de données.</text:p>
      <text:p text:style-name="P2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3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2"/>
      <text:p text:style-name="P4">HashTest.java</text:p>
      <text:p text:style-name="P3">Cette dernière classe permet de tester la fonction de hachage choisie en effectuant un test du <text:span text:style-name="T4">χ</text:span>².</text:p>
      <text:p text:style-name="P2"/>
      <text:p text:style-name="P2">2 Pour démarrer : création d'un flux de données, les classes Data et Settings</text:p>
      <text:p text:style-name="P2">L'ouverture et la lecture d'un flux d'entrée se fait grâce à la classe Data. Elle permet de lire un fichier via son nom ou une page Internet via son URL. <text:span text:style-name="T6">Voici</text:span> la syntaxe du constructeur pour créer un objet de type data :</text:p>
      <text:p text:style-name="P2"/>
      <text:p text:style-name="P6"><text:span text:style-name="T2">Data (String name, </text:span><text:span text:style-name="T3">int</text:span><text:span text:style-name="T2"> type, Settings s)</text:span></text:p>
      <text:p text:style-name="P7"><text:span text:style-name="T8">name : le nom du fichier, ou l'URL de la page</text:span></text:p>
      <text:p text:style-name="P5"><text:span text:style-name="T7">type : Data.FILE pour un fichier, Data.URL pour une url</text:span></text:p>
      <text:p text:style-name="P5"><text:span text:style-name="T7">Settings : (optionnel) un objet de type settings (voir infra) précisant le type de données et le mode de lecture. Si aucun n'est donné, les valeurs par défaut de la classe Settings seront appliquées.</text:span></text:p>
      <text:p text:style-name="P1"><text:span text:style-name="T8"/></text:p>
      <text:p text:style-name="P2"><text:span text:style-name="T8">Les objets de type Settings permettent d'indiquer au programme le type de données à traiter (texte, logs) ainsi que le mode de lecture (mot-à-mot ou par k-shingles). Voici la syntaxe du constructeur :</text:span></text:p>
      <text:p text:style-name="P2"><text:span text:style-name="T8"><text:s/><text:tab/></text:span><text:span text:style-name="T2">Settings(int type, int k)</text:span></text:p>
      <text:p text:style-name="P4"><text:span text:style-name="T8"><text:tab/>type : Settings.TEXT ou Settings.LOG</text:span></text:p>
      <text:p text:style-name="P4"><text:span text:style-name="T8"><text:tab/>k : nombre de mots consécutifs lus</text:span></text:p>
      <text:p text:style-name="P1"><text:span text:style-name="T8">Les valeurs par défaut sont : type = Settings.TEXT, k = 1.</text:span></text:p>
      <text:p text:style-name="P1"><text:span text:style-name="T8"/></text:p>
      <text:p text:style-name="P1"><text:span text:style-name="T8">3 Comptage approché, comparaisons: StaticAnalysis</text:span></text:p>
      <text:p text:style-name="P1"><text:span text:style-name="T8">La classe StaticAnalysis permet d'étudier un flux de données statique (typiquement : les œuvres complètes de Shakespeare). Un objet de la classe StaticAnalysis se crée via la syntaxe suivante :</text:span></text:p>
      <text:p text:style-name="P1"><text:soft-page-break/><text:span text:style-name="T8"/></text:p>
      <text:p text:style-name="P1"><text:span text:style-name="T8">Pour obtenir une estimation du nombre d'éléments distincts d'un fichier à une précision b, on fait appel à la méthode statique hyperLogLog de la classe StaticAnalysis, dont la syntaxe est la suivante.</text:span></text:p>
      <text:p text:style-name="P1"><text:span text:style-name="T8"/></text:p>
      <text:p text:style-name="P1"><text:span text:style-name="T8">On peut également appeler depuis stdin la méthode main de la classe qui donne les estimations <text:s/>pour les différentes valeurs de b en exécutant : StaticAnalysis.java &lt;nom_du_fichier&gt;</text:span></text:p>
      <text:p text:style-name="P1"><text:span text:style-name="T8"/></text:p>
      <text:p text:style-name="P1"><text:span text:style-name="T8">Cette classe permet également le calcul de similarité entre deux fichiers</text:span></text:p>
      <text:p text:style-name="P1"><text:span text:style-name="T8"/></text:p>
      <text:p text:style-name="P1"><text:span text:style-name="T8">4 Étude dynamique, monitoring : DynamicAnalysis</text:span></text:p>
      <text:p text:style-name="P1"><text:span text:style-name="T8">Pour étudier de façon dynamique un flux de données, il faut commencer par créer un objet de type DynamicAnalysis :</text:span></text:p>
      <text:p text:style-name="P1"><text:span text:style-name="T8"/></text:p>
      <text:p text:style-name="P1"><text:span text:style-name="T8">Pour lire un nouvel élément et mettre à jour l'analyse :</text:span></text:p>
      <text:p text:style-name="P1"><text:span text:style-name="T8"/></text:p>
      <text:p text:style-name="P1"><text:span text:style-name="T8">Obtenir l'historique des estimations :</text:span></text:p>
      <text:p text:style-name="P1"><text:span text:style-name="T8"/></text:p>
      <text:p text:style-name="P1"><text:span text:style-name="T8">5 Échantillonnage statistique : Sampling, Mice, Icebergs</text:span></text:p>
      <text:p text:style-name="P1"><text:span text:style-name="T8">Pour effectuer un échantillonnage d'éléments représentatifs, on commence par créer un objet de la classe Sampling.</text:span></text:p>
      <text:p text:style-name="P1"><text:span text:style-name="T8"/></text:p>
      <text:p text:style-name="P1"><text:span text:style-name="T8">Le calcul et l'affichage de l'échantillon s'obtient par la méthode printSample :</text:span></text:p>
      <text:p text:style-name="P1"><text:span text:style-name="T8"/></text:p>
      <text:p text:style-name="P1"><text:span text:style-name="T8">Pour obtenir une estimation du nombre de k-souris on crée un objet de la classe Mice puis on appelle la méthode getMiceProportions :</text:span></text:p>
      <text:p text:style-name="P1"><text:span text:style-name="T8"/></text:p>
      <text:p text:style-name="P1"><text:span text:style-name="T8">Pour afficher les icebergs on dispose de Icebergs.printIceberg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1:54:57</dc:date>
    <meta:editing-duration>PT2H3M35S</meta:editing-duration>
    <meta:editing-cycles>50</meta:editing-cycles>
    <meta:generator>LibreOffice/3.5$Linux_x86 LibreOffice_project/350m1$Build-2</meta:generator>
    <meta:document-statistic meta:table-count="0" meta:image-count="0" meta:object-count="0" meta:page-count="2" meta:paragraph-count="45" meta:word-count="502" meta:character-count="3173" meta:non-whitespace-character-count="2713"/>
  </office:meta>
</office:document-meta>
</file>